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5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7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4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40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3" style:family="paragraph" style:parent-style-name="Standard">
      <style:text-properties style:font-name="Sans-serif" fo:font-weight="normal" officeooo:rsid="0bc8a4e2" officeooo:paragraph-rsid="0bc8a4e2" style:font-weight-asian="normal" style:font-weight-complex="normal"/>
    </style:style>
    <style:style style:name="P44" style:family="paragraph" style:parent-style-name="Standard">
      <style:text-properties style:font-name="Sans-serif" officeooo:paragraph-rsid="0ba2cc3c"/>
    </style:style>
    <style:style style:name="P45" style:family="paragraph" style:parent-style-name="Standard">
      <style:text-properties officeooo:rsid="0b30f79e" officeooo:paragraph-rsid="0b30f79e"/>
    </style:style>
    <style:style style:name="P46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7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9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50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1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3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4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5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6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7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8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9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60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1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3" style:family="paragraph" style:parent-style-name="Standard">
      <style:text-properties officeooo:paragraph-rsid="0b6590ba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bdcf7ec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70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71" style:family="paragraph" style:parent-style-name="Heading_20_2">
      <style:text-properties style:font-name="Sans-serif" officeooo:rsid="0800b240" officeooo:paragraph-rsid="0800b240"/>
    </style:style>
    <style:style style:name="P72" style:family="paragraph" style:parent-style-name="Heading_20_1">
      <style:paragraph-properties fo:break-before="column"/>
    </style:style>
    <style:style style:name="P7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02eb07" style:font-weight-asian="normal" style:font-weight-complex="normal"/>
    </style:style>
    <style:style style:name="T6" style:family="text">
      <style:text-properties fo:font-weight="normal" officeooo:rsid="0804ae8a" style:font-weight-asian="normal" style:font-weight-complex="normal"/>
    </style:style>
    <style:style style:name="T7" style:family="text">
      <style:text-properties fo:font-weight="normal" officeooo:rsid="08388490" style:font-weight-asian="normal" style:font-weight-complex="normal"/>
    </style:style>
    <style:style style:name="T8" style:family="text">
      <style:text-properties fo:font-weight="normal" officeooo:rsid="083c8ada" style:font-weight-asian="normal" style:font-weight-complex="normal"/>
    </style:style>
    <style:style style:name="T9" style:family="text">
      <style:text-properties fo:font-weight="normal" officeooo:rsid="09204535" style:font-weight-asian="normal" style:font-weight-complex="normal"/>
    </style:style>
    <style:style style:name="T10" style:family="text">
      <style:text-properties fo:font-weight="normal" officeooo:rsid="095d4b15" style:font-weight-asian="normal" style:font-weight-complex="normal"/>
    </style:style>
    <style:style style:name="T11" style:family="text">
      <style:text-properties fo:font-weight="normal" officeooo:rsid="097d5067" style:font-weight-asian="normal" style:font-weight-complex="normal"/>
    </style:style>
    <style:style style:name="T12" style:family="text">
      <style:text-properties fo:font-weight="normal" officeooo:rsid="09fc0454" style:font-weight-asian="normal" style:font-weight-complex="normal"/>
    </style:style>
    <style:style style:name="T13" style:family="text">
      <style:text-properties fo:font-weight="normal" officeooo:rsid="09fcf6d4" style:font-weight-asian="normal" style:font-weight-complex="normal"/>
    </style:style>
    <style:style style:name="T14" style:family="text">
      <style:text-properties fo:font-weight="normal" officeooo:rsid="0a4eef54" style:font-weight-asian="normal" style:font-weight-complex="normal"/>
    </style:style>
    <style:style style:name="T15" style:family="text">
      <style:text-properties fo:font-weight="normal" officeooo:rsid="0a53de08" style:font-weight-asian="normal" style:font-weight-complex="normal"/>
    </style:style>
    <style:style style:name="T16" style:family="text">
      <style:text-properties fo:font-weight="normal" officeooo:rsid="0a544b4c" style:font-weight-asian="normal" style:font-weight-complex="normal"/>
    </style:style>
    <style:style style:name="T17" style:family="text">
      <style:text-properties fo:font-weight="normal" officeooo:rsid="0a5453e4" style:font-weight-asian="normal" style:font-weight-complex="normal"/>
    </style:style>
    <style:style style:name="T18" style:family="text">
      <style:text-properties fo:font-weight="normal" officeooo:rsid="0a54af44" style:font-weight-asian="normal" style:font-weight-complex="normal"/>
    </style:style>
    <style:style style:name="T19" style:family="text">
      <style:text-properties fo:font-weight="normal" officeooo:rsid="0a56d8d1" style:font-weight-asian="normal" style:font-weight-complex="normal"/>
    </style:style>
    <style:style style:name="T20" style:family="text">
      <style:text-properties fo:font-weight="normal" officeooo:rsid="0a5836b0" style:font-weight-asian="normal" style:font-weight-complex="normal"/>
    </style:style>
    <style:style style:name="T21" style:family="text">
      <style:text-properties fo:font-weight="normal" officeooo:rsid="0a58aaf8" style:font-weight-asian="normal" style:font-weight-complex="normal"/>
    </style:style>
    <style:style style:name="T22" style:family="text">
      <style:text-properties fo:font-weight="normal" officeooo:rsid="0a58b87e" style:font-weight-asian="normal" style:font-weight-complex="normal"/>
    </style:style>
    <style:style style:name="T23" style:family="text">
      <style:text-properties fo:font-weight="normal" officeooo:rsid="0a6221d7" style:font-weight-asian="normal" style:font-weight-complex="normal"/>
    </style:style>
    <style:style style:name="T24" style:family="text">
      <style:text-properties fo:font-weight="normal" officeooo:rsid="0a6a6bd2" style:font-weight-asian="normal" style:font-weight-complex="normal"/>
    </style:style>
    <style:style style:name="T25" style:family="text">
      <style:text-properties fo:font-weight="normal" officeooo:rsid="0a6b2afd" style:font-weight-asian="normal" style:font-weight-complex="normal"/>
    </style:style>
    <style:style style:name="T26" style:family="text">
      <style:text-properties fo:font-weight="normal" officeooo:rsid="0b43f044" style:font-weight-asian="normal" style:font-weight-complex="normal"/>
    </style:style>
    <style:style style:name="T27" style:family="text">
      <style:text-properties fo:font-weight="normal" officeooo:rsid="0b4729d1" style:font-weight-asian="normal" style:font-weight-complex="normal"/>
    </style:style>
    <style:style style:name="T28" style:family="text">
      <style:text-properties fo:font-weight="normal" officeooo:rsid="0b4fae9a" style:font-weight-asian="normal" style:font-weight-complex="normal"/>
    </style:style>
    <style:style style:name="T29" style:family="text">
      <style:text-properties fo:font-weight="normal" officeooo:rsid="0b4fcf47" style:font-weight-asian="normal" style:font-weight-complex="normal"/>
    </style:style>
    <style:style style:name="T30" style:family="text">
      <style:text-properties fo:font-weight="normal" officeooo:rsid="0b564b35" style:font-weight-asian="normal" style:font-weight-complex="normal"/>
    </style:style>
    <style:style style:name="T31" style:family="text">
      <style:text-properties fo:font-weight="normal" officeooo:rsid="0b566c66" style:font-weight-asian="normal" style:font-weight-complex="normal"/>
    </style:style>
    <style:style style:name="T32" style:family="text">
      <style:text-properties fo:font-weight="normal" officeooo:rsid="0b72b756" style:font-weight-asian="normal" style:font-weight-complex="normal"/>
    </style:style>
    <style:style style:name="T33" style:family="text">
      <style:text-properties fo:font-weight="normal" officeooo:rsid="0b73eff2" style:font-weight-asian="normal" style:font-weight-complex="normal"/>
    </style:style>
    <style:style style:name="T34" style:family="text">
      <style:text-properties fo:font-weight="normal" officeooo:rsid="0b749383" style:font-weight-asian="normal" style:font-weight-complex="normal"/>
    </style:style>
    <style:style style:name="T35" style:family="text">
      <style:text-properties fo:font-weight="normal" officeooo:rsid="0b79b87e" style:font-weight-asian="normal" style:font-weight-complex="normal"/>
    </style:style>
    <style:style style:name="T36" style:family="text">
      <style:text-properties fo:font-weight="normal" officeooo:rsid="0b7af5d1" style:font-weight-asian="normal" style:font-weight-complex="normal"/>
    </style:style>
    <style:style style:name="T37" style:family="text">
      <style:text-properties fo:font-weight="normal" officeooo:rsid="0b7bbd1e" style:font-weight-asian="normal" style:font-weight-complex="normal"/>
    </style:style>
    <style:style style:name="T38" style:family="text">
      <style:text-properties fo:font-weight="normal" officeooo:rsid="0b7cbbe0" style:font-weight-asian="normal" style:font-weight-complex="normal"/>
    </style:style>
    <style:style style:name="T39" style:family="text">
      <style:text-properties fo:font-weight="normal" officeooo:rsid="0ba7c2ab" style:font-weight-asian="normal" style:font-weight-complex="normal"/>
    </style:style>
    <style:style style:name="T40" style:family="text">
      <style:text-properties fo:font-weight="normal" officeooo:rsid="0bacccff" style:font-weight-asian="normal" style:font-weight-complex="normal"/>
    </style:style>
    <style:style style:name="T41" style:family="text">
      <style:text-properties fo:font-weight="normal" officeooo:rsid="0bbe266f" style:font-weight-asian="normal" style:font-weight-complex="normal"/>
    </style:style>
    <style:style style:name="T42" style:family="text">
      <style:text-properties fo:font-weight="normal" officeooo:rsid="0bd07e94" style:font-weight-asian="normal" style:font-weight-complex="normal"/>
    </style:style>
    <style:style style:name="T43" style:family="text">
      <style:text-properties fo:font-weight="normal" officeooo:rsid="0bf092e4" style:font-weight-asian="normal" style:font-weight-complex="normal"/>
    </style:style>
    <style:style style:name="T44" style:family="text">
      <style:text-properties fo:font-weight="normal" officeooo:rsid="0bf2698a" style:font-weight-asian="normal" style:font-weight-complex="normal"/>
    </style:style>
    <style:style style:name="T45" style:family="text">
      <style:text-properties fo:font-weight="normal" officeooo:rsid="0bf450ea" style:font-weight-asian="normal" style:font-weight-complex="normal"/>
    </style:style>
    <style:style style:name="T46" style:family="text">
      <style:text-properties fo:font-weight="normal" officeooo:rsid="0bf45121" style:font-weight-asian="normal" style:font-weight-complex="normal"/>
    </style:style>
    <style:style style:name="T47" style:family="text">
      <style:text-properties fo:font-weight="normal" officeooo:rsid="0bf47653" style:font-weight-asian="normal" style:font-weight-complex="normal"/>
    </style:style>
    <style:style style:name="T48" style:family="text">
      <style:text-properties fo:font-weight="normal" officeooo:rsid="0bf7bf59" style:font-weight-asian="normal" style:font-weight-complex="normal"/>
    </style:style>
    <style:style style:name="T49" style:family="text">
      <style:text-properties fo:font-weight="normal" officeooo:rsid="0c051aeb" style:font-weight-asian="normal" style:font-weight-complex="normal"/>
    </style:style>
    <style:style style:name="T50" style:family="text">
      <style:text-properties fo:font-weight="normal" officeooo:rsid="0c0aa9b9" style:font-weight-asian="normal" style:font-weight-complex="normal"/>
    </style:style>
    <style:style style:name="T51" style:family="text">
      <style:text-properties fo:font-weight="normal" officeooo:rsid="0c0f1ff7" style:font-weight-asian="normal" style:font-weight-complex="normal"/>
    </style:style>
    <style:style style:name="T52" style:family="text">
      <style:text-properties fo:font-weight="normal" officeooo:rsid="0c10aea3" style:font-weight-asian="normal" style:font-weight-complex="normal"/>
    </style:style>
    <style:style style:name="T53" style:family="text">
      <style:text-properties fo:font-weight="normal" officeooo:rsid="0c132a8c" style:font-weight-asian="normal" style:font-weight-complex="normal"/>
    </style:style>
    <style:style style:name="T54" style:family="text">
      <style:text-properties fo:font-weight="normal" officeooo:rsid="0c155987" style:font-weight-asian="normal" style:font-weight-complex="normal"/>
    </style:style>
    <style:style style:name="T55" style:family="text">
      <style:text-properties fo:font-weight="normal" officeooo:rsid="0c162ac1" style:font-weight-asian="normal" style:font-weight-complex="normal"/>
    </style:style>
    <style:style style:name="T56" style:family="text">
      <style:text-properties fo:font-weight="normal" officeooo:rsid="0c3b4854" style:font-weight-asian="normal" style:font-weight-complex="normal"/>
    </style:style>
    <style:style style:name="T57" style:family="text">
      <style:text-properties fo:font-weight="normal" officeooo:rsid="0c3f6cf8" style:font-weight-asian="normal" style:font-weight-complex="normal"/>
    </style:style>
    <style:style style:name="T58" style:family="text">
      <style:text-properties fo:font-weight="normal" officeooo:rsid="0c830c11" style:font-weight-asian="normal" style:font-weight-complex="normal"/>
    </style:style>
    <style:style style:name="T59" style:family="text">
      <style:text-properties fo:font-weight="normal" officeooo:rsid="0c837d9c" style:font-weight-asian="normal" style:font-weight-complex="normal"/>
    </style:style>
    <style:style style:name="T60" style:family="text">
      <style:text-properties fo:font-weight="normal" officeooo:rsid="0c851f77" style:font-weight-asian="normal" style:font-weight-complex="normal"/>
    </style:style>
    <style:style style:name="T61" style:family="text">
      <style:text-properties fo:font-weight="normal" officeooo:rsid="0c867386" style:font-weight-asian="normal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716bceb" style:font-style-asian="normal" style:font-style-complex="normal"/>
    </style:style>
    <style:style style:name="T67" style:family="text">
      <style:text-properties fo:font-style="normal" officeooo:rsid="0b3d8491" style:font-style-asian="normal" style:font-style-complex="normal"/>
    </style:style>
    <style:style style:name="T68" style:family="text">
      <style:text-properties fo:font-style="normal" officeooo:rsid="071c4ff5" style:font-style-asian="normal" style:font-style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b261f4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officeooo:rsid="0c5924ef" style:font-style-asian="normal" style:font-style-complex="normal"/>
    </style:style>
    <style:style style:name="T92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93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94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01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07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08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09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11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12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13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14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15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16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17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27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28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29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30" style:family="text">
      <style:text-properties style:font-name="Sans-serif" fo:font-size="9pt" fo:font-weight="normal" officeooo:rsid="0c0b773b" style:font-size-asian="9pt" style:font-weight-asian="normal" style:font-size-complex="9pt" style:font-weight-complex="normal"/>
    </style:style>
    <style:style style:name="T131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32" style:family="text">
      <style:text-properties style:font-name="Sans-serif" fo:font-size="9pt" fo:font-weight="normal" officeooo:rsid="0c0de226" style:font-size-asian="9pt" style:font-weight-asian="normal" style:font-size-complex="9pt" style:font-weight-complex="normal"/>
    </style:style>
    <style:style style:name="T133" style:family="text">
      <style:text-properties style:font-name="Sans-serif" fo:font-size="9pt" fo:font-weight="normal" officeooo:rsid="0c168d8d" style:font-size-asian="9pt" style:font-weight-asian="normal" style:font-size-complex="9pt" style:font-weight-complex="normal"/>
    </style:style>
    <style:style style:name="T134" style:family="text">
      <style:text-properties style:font-name="Sans-serif" fo:font-size="9pt" fo:font-weight="normal" officeooo:rsid="0c180f01" style:font-size-asian="9pt" style:font-weight-asian="normal" style:font-size-complex="9pt" style:font-weight-complex="normal"/>
    </style:style>
    <style:style style:name="T135" style:family="text">
      <style:text-properties style:font-name="Sans-serif" fo:font-size="9pt" fo:font-weight="normal" officeooo:rsid="0c3d43d8" style:font-size-asian="9pt" style:font-weight-asian="normal" style:font-size-complex="9pt" style:font-weight-complex="normal"/>
    </style:style>
    <style:style style:name="T136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37" style:family="text">
      <style:text-properties style:font-name="Sans-serif" fo:font-size="9pt" fo:font-weight="normal" officeooo:rsid="0c86ef33" style:font-size-asian="9pt" style:font-weight-asian="normal" style:font-size-complex="9pt" style:font-weight-complex="normal"/>
    </style:style>
    <style:style style:name="T138" style:family="text">
      <style:text-properties style:font-name="Sans-serif" fo:font-size="9pt" fo:font-weight="normal" officeooo:rsid="0c88876d" style:font-size-asian="9pt" style:font-weight-asian="normal" style:font-size-complex="9pt" style:font-weight-complex="normal"/>
    </style:style>
    <style:style style:name="T139" style:family="text">
      <style:text-properties style:font-name="Sans-serif" fo:font-size="9pt" fo:font-weight="normal" officeooo:rsid="0c891804" style:font-size-asian="9pt" style:font-weight-asian="normal" style:font-size-complex="9pt" style:font-weight-complex="normal"/>
    </style:style>
    <style:style style:name="T140" style:family="text">
      <style:text-properties style:font-name="Sans-serif" fo:font-weight="normal" style:font-weight-asian="normal" style:font-weight-complex="normal"/>
    </style:style>
    <style:style style:name="T141" style:family="text">
      <style:text-properties style:font-name="Sans-serif" fo:font-weight="normal" officeooo:rsid="0b31f3be" style:font-weight-asian="normal" style:font-weight-complex="normal"/>
    </style:style>
    <style:style style:name="T142" style:family="text">
      <style:text-properties style:font-name="Sans-serif" fo:font-weight="normal" officeooo:rsid="0b333eeb" style:font-weight-asian="normal" style:font-weight-complex="normal"/>
    </style:style>
    <style:style style:name="T143" style:family="text">
      <style:text-properties style:font-name="Sans-serif" fo:font-weight="normal" officeooo:rsid="0b338600" style:font-weight-asian="normal" style:font-weight-complex="normal"/>
    </style:style>
    <style:style style:name="T144" style:family="text">
      <style:text-properties style:font-name="Sans-serif" fo:font-weight="normal" officeooo:rsid="0b4889e8" style:font-weight-asian="normal" style:font-weight-complex="normal"/>
    </style:style>
    <style:style style:name="T145" style:family="text">
      <style:text-properties style:font-name="Sans-serif" fo:font-weight="normal" officeooo:rsid="0b48f81d" style:font-weight-asian="normal" style:font-weight-complex="normal"/>
    </style:style>
    <style:style style:name="T146" style:family="text">
      <style:text-properties style:font-name="Sans-serif" fo:font-weight="normal" officeooo:rsid="0bb4d036" style:font-weight-asian="normal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bcf9c69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beeb97c" style:font-size-asian="9pt" style:font-weight-asian="normal" style:font-size-complex="9pt" style:font-weight-complex="normal"/>
    </style:style>
    <style:style style:name="T157" style:family="text">
      <style:text-properties fo:font-size="9pt" style:font-size-asian="9pt" style:font-size-complex="9pt"/>
    </style:style>
    <style:style style:name="T158" style:family="text">
      <style:text-properties fo:font-size="9pt" officeooo:rsid="0716bceb" style:font-size-asian="9pt" style:font-size-complex="9pt"/>
    </style:style>
    <style:style style:name="T159" style:family="text">
      <style:text-properties fo:font-size="9pt" officeooo:rsid="071b3c17" style:font-size-asian="9pt" style:font-size-complex="9pt"/>
    </style:style>
    <style:style style:name="T160" style:family="text">
      <style:text-properties fo:font-size="9pt" officeooo:rsid="071c4ff5" style:font-size-asian="9pt" style:font-size-complex="9pt"/>
    </style:style>
    <style:style style:name="T161" style:family="text">
      <style:text-properties fo:font-size="9pt" officeooo:rsid="082e99d0" style:font-size-asian="9pt" style:font-size-complex="9pt"/>
    </style:style>
    <style:style style:name="T162" style:family="text">
      <style:text-properties fo:font-size="9pt" officeooo:rsid="0a738daa" style:font-size-asian="9pt" style:font-size-complex="9pt"/>
    </style:style>
    <style:style style:name="T163" style:family="text">
      <style:text-properties fo:font-size="9pt" officeooo:rsid="0a74078a" style:font-size-asian="9pt" style:font-size-complex="9pt"/>
    </style:style>
    <style:style style:name="T164" style:family="text">
      <style:text-properties fo:font-size="9pt" officeooo:rsid="0a812dd0" style:font-size-asian="9pt" style:font-size-complex="9pt"/>
    </style:style>
    <style:style style:name="T165" style:family="text">
      <style:text-properties fo:font-size="9pt" officeooo:rsid="0a85f23f" style:font-size-asian="9pt" style:font-size-complex="9pt"/>
    </style:style>
    <style:style style:name="T166" style:family="text">
      <style:text-properties fo:font-size="9pt" officeooo:rsid="0a9602e8" style:font-size-asian="9pt" style:font-size-complex="9pt"/>
    </style:style>
    <style:style style:name="T167" style:family="text">
      <style:text-properties fo:font-size="9pt" officeooo:rsid="0aa4852b" style:font-size-asian="9pt" style:font-size-complex="9pt"/>
    </style:style>
    <style:style style:name="T168" style:family="text">
      <style:text-properties fo:font-size="9pt" officeooo:rsid="0b49f672" style:font-size-asian="9pt" style:font-size-complex="9pt"/>
    </style:style>
    <style:style style:name="T169" style:family="text">
      <style:text-properties fo:font-size="9pt" officeooo:rsid="0b4a29b0" style:font-size-asian="9pt" style:font-size-complex="9pt"/>
    </style:style>
    <style:style style:name="T170" style:family="text">
      <style:text-properties fo:font-size="9pt" officeooo:rsid="0b4b9307" style:font-size-asian="9pt" style:font-size-complex="9pt"/>
    </style:style>
    <style:style style:name="T171" style:family="text">
      <style:text-properties fo:font-size="9pt" officeooo:rsid="0bc7b627" style:font-size-asian="9pt" style:font-size-complex="9pt"/>
    </style:style>
    <style:style style:name="T172" style:family="text">
      <style:text-properties fo:font-size="9pt" officeooo:rsid="0bc8963e" style:font-size-asian="9pt" style:font-size-complex="9pt"/>
    </style:style>
    <style:style style:name="T173" style:family="text">
      <style:text-properties fo:font-size="9pt" officeooo:rsid="0bc94c90" style:font-size-asian="9pt" style:font-size-complex="9pt"/>
    </style:style>
    <style:style style:name="T174" style:family="text">
      <style:text-properties fo:font-size="9pt" officeooo:rsid="0bcb4aa0" style:font-size-asian="9pt" style:font-size-complex="9pt"/>
    </style:style>
    <style:style style:name="T175" style:family="text">
      <style:text-properties fo:font-size="9pt" officeooo:rsid="0bd6c46d" style:font-size-asian="9pt" style:font-size-complex="9pt"/>
    </style:style>
    <style:style style:name="T176" style:family="text">
      <style:text-properties fo:font-size="9pt" officeooo:rsid="0c1acaa6" style:font-size-asian="9pt" style:font-size-complex="9pt"/>
    </style:style>
    <style:style style:name="T177" style:family="text">
      <style:text-properties fo:font-size="9pt" officeooo:rsid="0c1c85fc" style:font-size-asian="9pt" style:font-size-complex="9pt"/>
    </style:style>
    <style:style style:name="T178" style:family="text">
      <style:text-properties fo:font-size="9pt" officeooo:rsid="0c1e2077" style:font-size-asian="9pt" style:font-size-complex="9pt"/>
    </style:style>
    <style:style style:name="T179" style:family="text">
      <style:text-properties fo:font-size="9pt" officeooo:rsid="0c204544" style:font-size-asian="9pt" style:font-size-complex="9pt"/>
    </style:style>
    <style:style style:name="T180" style:family="text">
      <style:text-properties fo:font-size="9pt" officeooo:rsid="0c2a6184" style:font-size-asian="9pt" style:font-size-complex="9pt"/>
    </style:style>
    <style:style style:name="T181" style:family="text">
      <style:text-properties fo:font-size="9pt" officeooo:rsid="0c2f6408" style:font-size-asian="9pt" style:font-size-complex="9pt"/>
    </style:style>
    <style:style style:name="T182" style:family="text">
      <style:text-properties fo:font-size="9pt" officeooo:rsid="0c32285a" style:font-size-asian="9pt" style:font-size-complex="9pt"/>
    </style:style>
    <style:style style:name="T183" style:family="text">
      <style:text-properties fo:font-size="9pt" officeooo:rsid="0c324e02" style:font-size-asian="9pt" style:font-size-complex="9pt"/>
    </style:style>
    <style:style style:name="T184" style:family="text">
      <style:text-properties fo:font-size="9pt" officeooo:rsid="0c360eea" style:font-size-asian="9pt" style:font-size-complex="9pt"/>
    </style:style>
    <style:style style:name="T185" style:family="text">
      <style:text-properties fo:font-size="9pt" officeooo:rsid="0c784137" style:font-size-asian="9pt" style:font-size-complex="9pt"/>
    </style:style>
    <style:style style:name="T186" style:family="text">
      <style:text-properties fo:font-size="9pt" officeooo:rsid="0c784dd2" style:font-size-asian="9pt" style:font-size-complex="9pt"/>
    </style:style>
    <style:style style:name="T187" style:family="text">
      <style:text-properties fo:font-size="9pt" officeooo:rsid="0c79dbf1" style:font-size-asian="9pt" style:font-size-complex="9pt"/>
    </style:style>
    <style:style style:name="T188" style:family="text">
      <style:text-properties fo:font-size="9pt" officeooo:rsid="0c7a7447" style:font-size-asian="9pt" style:font-size-complex="9pt"/>
    </style:style>
    <style:style style:name="T189" style:family="text">
      <style:text-properties fo:font-size="9pt" officeooo:rsid="0c7ad047" style:font-size-asian="9pt" style:font-size-complex="9pt"/>
    </style:style>
    <style:style style:name="T190" style:family="text">
      <style:text-properties fo:font-size="9pt" officeooo:rsid="0c7cb537" style:font-size-asian="9pt" style:font-size-complex="9pt"/>
    </style:style>
    <style:style style:name="T191" style:family="text">
      <style:text-properties fo:font-size="9pt" officeooo:rsid="0c7e22e2" style:font-size-asian="9pt" style:font-size-complex="9pt"/>
    </style:style>
    <style:style style:name="T192" style:family="text">
      <style:text-properties fo:font-size="9pt" officeooo:rsid="0c7f9639" style:font-size-asian="9pt" style:font-size-complex="9pt"/>
    </style:style>
    <style:style style:name="T193" style:family="text">
      <style:text-properties fo:font-size="9pt" officeooo:rsid="0c7ffe60" style:font-size-asian="9pt" style:font-size-complex="9pt"/>
    </style:style>
    <style:style style:name="T19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03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fo:font-size="9pt" fo:font-style="normal" fo:font-weight="normal" officeooo:rsid="0ba0ab7f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fo:font-size="9pt" fo:font-style="normal" fo:font-weight="normal" officeooo:rsid="0bb0aa14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fo:font-size="9pt" fo:font-style="normal" fo:font-weight="normal" officeooo:rsid="0bb16deb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fo:font-size="9pt" fo:font-style="normal" fo:font-weight="normal" officeooo:rsid="0bb65707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fo:font-size="9pt" fo:font-style="normal" fo:font-weight="normal" officeooo:rsid="0bc3a738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fo:font-size="9pt" fo:font-style="normal" fo:font-weight="normal" officeooo:rsid="0aa566ec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fo:font-size="9pt" fo:font-style="normal" fo:font-weight="normal" officeooo:rsid="0bcda5a6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fo:font-size="9pt" fo:font-style="normal" fo:font-weight="normal" officeooo:rsid="0be7be78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fo:font-size="9pt" fo:font-style="normal" fo:font-weight="normal" officeooo:rsid="0beec077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fo:font-size="9pt" fo:font-style="normal" fo:font-weight="normal" officeooo:rsid="0c18e57a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c20d9a1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style:font-size-asian="9pt" style:font-style-asian="normal" style:font-size-complex="9pt" style:font-style-complex="normal"/>
    </style:style>
    <style:style style:name="T230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31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32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33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34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35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236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237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238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239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240" style:family="text">
      <style:text-properties fo:font-size="9pt" fo:font-style="normal" officeooo:rsid="0c33bca5" style:font-size-asian="9pt" style:font-style-asian="normal" style:font-size-complex="9pt" style:font-style-complex="normal"/>
    </style:style>
    <style:style style:name="T241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242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243" style:family="text">
      <style:text-properties fo:font-size="9pt" fo:font-weight="bold" style:font-size-asian="9pt" style:font-weight-asian="bold" style:font-size-complex="9pt" style:font-weight-complex="bold"/>
    </style:style>
    <style:style style:name="T244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24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246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247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248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249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250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251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25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53" style:family="text">
      <style:text-properties fo:font-size="9pt" fo:font-style="italic" fo:font-weight="normal" officeooo:rsid="0bcf9c69" style:font-size-asian="9pt" style:font-style-asian="italic" style:font-weight-asian="normal" style:font-size-complex="9pt" style:font-style-complex="italic" style:font-weight-complex="normal"/>
    </style:style>
    <style:style style:name="T254" style:family="text">
      <style:text-properties fo:font-size="9pt" fo:font-style="italic" fo:font-weight="normal" officeooo:rsid="0be7be78" style:font-size-asian="9pt" style:font-style-asian="italic" style:font-weight-asian="normal" style:font-size-complex="9pt" style:font-style-complex="italic" style:font-weight-complex="normal"/>
    </style:style>
    <style:style style:name="T255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256" style:family="text">
      <style:text-properties officeooo:rsid="0716bceb"/>
    </style:style>
    <style:style style:name="T257" style:family="text">
      <style:text-properties officeooo:rsid="08388490"/>
    </style:style>
    <style:style style:name="T258" style:family="text">
      <style:text-properties officeooo:rsid="083c8ada"/>
    </style:style>
    <style:style style:name="T259" style:family="text">
      <style:text-properties officeooo:rsid="09204535"/>
    </style:style>
    <style:style style:name="T260" style:family="text">
      <style:text-properties officeooo:rsid="09fc0454"/>
    </style:style>
    <style:style style:name="T261" style:family="text">
      <style:text-properties style:text-underline-style="none" fo:font-weight="normal" style:font-weight-asian="normal" style:font-weight-complex="normal"/>
    </style:style>
    <style:style style:name="T262" style:family="text">
      <style:text-properties style:text-underline-style="none" fo:font-weight="normal" officeooo:rsid="0b566c66" style:font-weight-asian="normal" style:font-weight-complex="normal"/>
    </style:style>
    <style:style style:name="T263" style:family="text">
      <style:text-properties style:text-underline-style="none" fo:font-weight="normal" officeooo:rsid="0b56a798" style:font-weight-asian="normal" style:font-weight-complex="normal"/>
    </style:style>
    <style:style style:name="T264" style:family="text">
      <style:text-properties style:text-underline-style="none" fo:font-weight="normal" officeooo:rsid="0b56ffad" style:font-weight-asian="normal" style:font-weight-complex="normal"/>
    </style:style>
    <style:style style:name="T265" style:family="text">
      <style:text-properties style:text-underline-style="none" fo:font-weight="normal" officeooo:rsid="0b5ae17c" style:font-weight-asian="normal" style:font-weight-complex="normal"/>
    </style:style>
    <style:style style:name="T266" style:family="text">
      <style:text-properties style:text-underline-style="none" fo:font-weight="normal" officeooo:rsid="0b5b43a8" style:font-weight-asian="normal" style:font-weight-complex="normal"/>
    </style:style>
    <style:style style:name="T267" style:family="text">
      <style:text-properties style:text-underline-style="none" fo:font-weight="normal" officeooo:rsid="0b5c18f3" style:font-weight-asian="normal" style:font-weight-complex="normal"/>
    </style:style>
    <style:style style:name="T268" style:family="text">
      <style:text-properties style:text-underline-style="none" fo:font-weight="normal" officeooo:rsid="0b5d4797" style:font-weight-asian="normal" style:font-weight-complex="normal"/>
    </style:style>
    <style:style style:name="T269" style:family="text">
      <style:text-properties style:text-underline-style="none" fo:font-weight="normal" officeooo:rsid="0b6073ba" style:font-weight-asian="normal" style:font-weight-complex="normal"/>
    </style:style>
    <style:style style:name="T270" style:family="text">
      <style:text-properties style:text-underline-style="none" fo:font-weight="normal" officeooo:rsid="0b61dc80" style:font-weight-asian="normal" style:font-weight-complex="normal"/>
    </style:style>
    <style:style style:name="T271" style:family="text">
      <style:text-properties style:text-underline-style="none" fo:font-weight="normal" officeooo:rsid="0b69438f" style:font-weight-asian="normal" style:font-weight-complex="normal"/>
    </style:style>
    <style:style style:name="T272" style:family="text">
      <style:text-properties style:text-underline-style="none" fo:font-weight="normal" officeooo:rsid="0b69ea75" style:font-weight-asian="normal" style:font-weight-complex="normal"/>
    </style:style>
    <style:style style:name="T273" style:family="text">
      <style:text-properties style:text-underline-style="none" fo:font-weight="normal" officeooo:rsid="0b6d0886" style:font-weight-asian="normal" style:font-weight-complex="normal"/>
    </style:style>
    <style:style style:name="T274" style:family="text">
      <style:text-properties style:text-underline-style="none" fo:font-weight="normal" officeooo:rsid="0b81b1cf" style:font-weight-asian="normal" style:font-weight-complex="normal"/>
    </style:style>
    <style:style style:name="T275" style:family="text">
      <style:text-properties style:text-underline-style="none" fo:font-weight="normal" officeooo:rsid="0b86463d" style:font-weight-asian="normal" style:font-weight-complex="normal"/>
    </style:style>
    <style:style style:name="T276" style:family="text">
      <style:text-properties style:text-underline-style="none" fo:font-weight="normal" officeooo:rsid="0b8ab976" style:font-weight-asian="normal" style:font-weight-complex="normal"/>
    </style:style>
    <style:style style:name="T277" style:family="text">
      <style:text-properties style:text-underline-style="none" fo:font-weight="normal" officeooo:rsid="0b8c78ef" style:font-weight-asian="normal" style:font-weight-complex="normal"/>
    </style:style>
    <style:style style:name="T278" style:family="text">
      <style:text-properties style:text-underline-style="none" fo:font-weight="normal" officeooo:rsid="0c5924ef" style:font-weight-asian="normal" style:font-weight-complex="normal"/>
    </style:style>
    <style:style style:name="T279" style:family="text">
      <style:text-properties style:text-underline-style="none" fo:font-weight="normal" officeooo:rsid="0c65a08e" style:font-weight-asian="normal" style:font-weight-complex="normal"/>
    </style:style>
    <style:style style:name="T280" style:family="text">
      <style:text-properties style:text-underline-style="none" fo:font-weight="normal" officeooo:rsid="0c67322e" style:font-weight-asian="normal" style:font-weight-complex="normal"/>
    </style:style>
    <style:style style:name="T281" style:family="text">
      <style:text-properties officeooo:rsid="0b8ddee7"/>
    </style:style>
    <style:style style:name="T282" style:family="text">
      <style:text-properties officeooo:rsid="0b8e4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40">You’re a PC. You and your </text:span><text:span text:style-name="T144">comrades</text:span><text:span text:style-name="T140"> are literally the center of the entire narrative universe. </text:span><text:span text:style-name="T146">Here</text:span><text:span text:style-name="T140"> are the </text:span><text:span text:style-name="T142">basic </text:span><text:span text:style-name="T140">tools you need to </text:span><text:span text:style-name="T143">define yourself and </text:span><text:span text:style-name="T140">drive </text:span><text:span text:style-name="T145">the</text:span><text:span text:style-name="T141"> </text:span><text:span text:style-name="T142">story forward.</text:span></text:p>
      <text:h text:style-name="Heading_20_1" text:outline-level="1">Resources</text:h>
      <text:p text:style-name="P47">Concept – <text:span text:style-name="T4">What’s your deal? </text:span><text:span text:style-name="T28">Don’t just </text:span><text:span text:style-name="T40">put </text:span><text:span text:style-name="T28">a playbook name. </text:span><text:span text:style-name="T32">Put</text:span><text:span text:style-name="T4"> what makes you cool, </text:span><text:span text:style-name="T29">special</text:span><text:span text:style-name="T4">, or exciting. Stick to things </text:span><text:span text:style-name="T26">we’d notice on screen. </text:span><text:span text:style-name="T27">You can change or refine this as you play.</text:span></text:p>
      <text:p text:style-name="P47"><text:span text:style-name="T26"/></text:p>
      <text:p text:style-name="P47"><text:span text:style-name="T26"/></text:p>
      <text:p text:style-name="P47"><text:span text:style-name="T26"/></text:p>
      <text:p text:style-name="P47"><text:span text:style-name="T26"/></text:p>
      <text:p text:style-name="P47"><text:span text:style-name="T26"/></text:p>
      <text:p text:style-name="P47"><text:span text:style-name="T26"/></text:p>
      <text:p text:style-name="P1"/>
      <text:p text:style-name="P56">Drives –<text:span text:style-name="T4"> What do you want or need? What </text:span><text:span text:style-name="T34">gets you out of bed to take </text:span><text:span text:style-name="T36">exciting</text:span><text:span text:style-name="T34"> risks? </text:span><text:span text:style-name="T33">Like, why </text:span><text:span text:style-name="T35">even </text:span><text:span text:style-name="T33">bother? </text:span><text:span text:style-name="T38">You only need 1, but 2</text:span><text:span text:style-name="T37"> </text:span><text:span text:style-name="T38">is </text:span><text:span text:style-name="T41">better for you.</text:span></text:p>
      <text:p text:style-name="P56"><text:span text:style-name="T4"/></text:p>
      <text:p text:style-name="P63"><text:span text:style-name="T110">1.</text:span></text:p>
      <text:p text:style-name="P40"><text:span text:style-name="T198"/></text:p>
      <text:p text:style-name="P63"><text:span text:style-name="T111">2</text:span><text:span text:style-name="T110">.</text:span></text:p>
      <text:p text:style-name="P1"/>
      <text:p text:style-name="P1"><text:span text:style-name="T260">Health</text:span> –<text:span text:style-name="T4"> </text:span><text:span text:style-name="T12">Health </text:span><text:span text:style-name="T13">abstractly </text:span><text:span text:style-name="T69">represents </text:span><text:span text:style-name="T72">the integrity and functionality </text:span><text:span text:style-name="T77">o</text:span><text:span text:style-name="T72">f your body, </text:span><text:span text:style-name="T76">mind, </text:span><text:span text:style-name="T78">and spirit</text:span><text:span text:style-name="T69">. </text:span><text:span text:style-name="T4">When you’re weakened or injured, you </text:span><text:span text:style-name="T62">take harm</text:span><text:span text:style-name="T69">, </text:span><text:span text:style-name="T75">which might cause you to lose health</text:span><text:span text:style-name="T69">. </text:span><text:span text:style-name="T71"><text:s/></text:span><text:span text:style-name="T73">W</text:span><text:span text:style-name="T69">hen you </text:span><text:span text:style-name="T73">erase</text:span><text:span text:style-name="T69"> your last </text:span><text:span text:style-name="T74">health</text:span><text:span text:style-name="T69">, </text:span><text:span text:style-name="T62">you die</text:span><text:span text:style-name="T69">.</text:span></text:p>
      <text:p text:style-name="P17"/>
      <text:p text:style-name="P39"><text:span text:style-name="T196">● </text:span><text:span text:style-name="T198">1. </text:span><text:span text:style-name="T197">▢ ▢ ▢ <text:s/></text:span><text:span text:style-name="T199">(Human)</text:span></text:p>
      <text:p text:style-name="P5"><text:span text:style-name="T196">△ </text:span><text:span text:style-name="T199">2. </text:span><text:span text:style-name="T197">▢ ▢ ▢ <text:s/></text:span><text:span text:style-name="T199">(Superhuman)</text:span></text:p>
      <text:p text:style-name="P6"><text:span text:style-name="T196">△ </text:span><text:span text:style-name="T200">3</text:span><text:span text:style-name="T199">. </text:span><text:span text:style-name="T197">▢ ▢ ▢ <text:s/></text:span><text:span text:style-name="T199">(</text:span><text:span text:style-name="T200">Boss-tier</text:span><text:span text:style-name="T199">)</text:span></text:p>
      <text:p text:style-name="P13"/>
      <text:p text:style-name="P7"><text:span text:style-name="T230">R</text:span><text:span text:style-name="T229">esist </text:span><text:span text:style-name="T197">▢ ▢ </text:span><text:span text:style-name="T229">– </text:span><text:span text:style-name="T194">When you </text:span><text:span text:style-name="T201">make a roll and </text:span><text:span text:style-name="T194">don’t like the complications the GM </text:span><text:span text:style-name="T201">describes</text:span><text:span text:style-name="T195">, </text:span><text:span text:style-name="T194">you can </text:span><text:span text:style-name="T252">resist consequences</text:span><text:span text:style-name="T194">.</text:span></text:p>
      <text:p text:style-name="P33"><text:span text:style-name="T113"/></text:p>
      <text:p text:style-name="P34"><text:span text:style-name="T233">XP</text:span><text:span text:style-name="T114"> </text:span><text:span text:style-name="T106">▢ ▢ ▢ </text:span><text:span text:style-name="T197">▢ ▢ ▢ ▢ ▢ </text:span><text:span text:style-name="T234">–</text:span><text:span text:style-name="T197"> </text:span><text:span text:style-name="T203">XP abstractly represents your knowledge and skill acquired through painful </text:span><text:span text:style-name="T209">experience</text:span><text:span text:style-name="T203">. </text:span><text:span text:style-name="T209">You get XP when a move says so. </text:span><text:span text:style-name="T208">When you fill your last XP, erase all of them and </text:span><text:span text:style-name="T255">level up</text:span><text:span text:style-name="T208">.</text:span></text:p>
      <text:h text:style-name="P71" text:outline-level="2"/>
      <text:h text:style-name="P72" text:outline-level="1">Abilities</text:h>
      <text:p text:style-name="P42"><text:span text:style-name="T157">These are </text:span><text:span text:style-name="T168">exciting </text:span><text:span text:style-name="T170">things</text:span><text:span text:style-name="T169"> </text:span><text:span text:style-name="T157">that </text:span><text:span text:style-name="T161">many</text:span><text:span text:style-name="T157"> people could learn to do, </text:span><text:span text:style-name="T177">although they hardly cover the </text:span><text:span text:style-name="T178">true </text:span><text:span text:style-name="T177">gamut of human experience</text:span><text:span text:style-name="T157">. </text:span></text:p>
      <text:p text:style-name="P42"/>
      <text:p text:style-name="P42"><text:span text:style-name="T171">These are intentionally broad. </text:span><text:span text:style-name="T184">If you think it’d be cool for your concept, y</text:span><text:span text:style-name="T172">ou may </text:span><text:span text:style-name="T182">informally</text:span><text:span text:style-name="T172"> restrict </text:span><text:span text:style-name="T176">your application of an ability</text:span><text:span text:style-name="T182">—</text:span><text:span text:style-name="T183">e.g. you nurture only with</text:span><text:span text:style-name="T238"> </text:span><text:span text:style-name="T239">feng shui, </text:span><text:span text:style-name="T240">fight only with your fists, </text:span><text:span text:style-name="T241">or operate only sailing ships.</text:span></text:p>
      <text:p text:style-name="P41"/>
      <text:p text:style-name="P14"><text:span text:style-name="T243">○ </text:span><text:span text:style-name="T251">Operation</text:span><text:span text:style-name="T244"> </text:span><text:span text:style-name="T243">○ ○ ○</text:span><text:span text:style-name="T245"> –</text:span><text:span text:style-name="T157"> </text:span><text:span text:style-name="T179">You run, pilot, or command subtle or intricate systems to reap maximum performance.</text:span></text:p>
      <text:p text:style-name="P31"/>
      <text:p text:style-name="P32"><text:span text:style-name="T1">○ </text:span><text:span text:style-name="T3">Administration </text:span><text:span text:style-name="T1">○ ○ ○</text:span><text:span text:style-name="T2"> –</text:span><text:span text:style-name="T256"> You wrangle and manage minutiae to ensure they fit into the big picture.</text:span></text:p>
      <text:p text:style-name="P26"><text:span text:style-name="T65"/></text:p>
      <text:p text:style-name="P26"><text:span text:style-name="T65">○ </text:span><text:span text:style-name="T67">Nurturing</text:span><text:span text:style-name="T68"> </text:span><text:span text:style-name="T65">○ ○ ○ –</text:span><text:span text:style-name="T69"> </text:span><text:span text:style-name="T80">You </text:span><text:span text:style-name="T81">provide just the right</text:span><text:span text:style-name="T80"> </text:span><text:span text:style-name="T85">encouragement, </text:span><text:span text:style-name="T80">support, safety, or kick in the ass.</text:span></text:p>
      <text:p text:style-name="P8"/>
      <text:p text:style-name="P14"><text:span text:style-name="T245">○ </text:span><text:span text:style-name="T250">Fighting</text:span><text:span text:style-name="T244"> </text:span><text:span text:style-name="T245">○ ○ ○ –</text:span><text:span text:style-name="T158"> </text:span><text:span text:style-name="T162">You </text:span><text:span text:style-name="T163">inflict </text:span><text:span text:style-name="T166">and evade</text:span><text:span text:style-name="T167"> </text:span><text:span text:style-name="T163">violence</text:span><text:span text:style-name="T164"> </text:span><text:span text:style-name="T180">efficiently or brutally</text:span><text:span text:style-name="T165">.</text:span></text:p>
      <text:p text:style-name="P9"/>
      <text:p text:style-name="P14"><text:span text:style-name="T245">○ </text:span><text:span text:style-name="T246">Athletics</text:span><text:span text:style-name="T244"> </text:span><text:span text:style-name="T245">○ ○ ○ –</text:span><text:span text:style-name="T158"> </text:span><text:span text:style-name="T159">You push yourself to the human limit as you exert your body.</text:span></text:p>
      <text:p text:style-name="P15"/>
      <text:p text:style-name="P16"><text:span text:style-name="T245">○ </text:span><text:span text:style-name="T247">Research </text:span><text:span text:style-name="T245">○ ○ ○ –</text:span><text:span text:style-name="T147"> </text:span><text:span text:style-name="T150">You </text:span><text:span text:style-name="T153">discover, </text:span><text:span text:style-name="T152">examine</text:span><text:span text:style-name="T151">, </text:span><text:span text:style-name="T152">and analyze </text:span><text:span text:style-name="T151">knowledge </text:span><text:span text:style-name="T154">that others would overlook.</text:span></text:p>
      <text:p text:style-name="P10"/>
      <text:p text:style-name="P36"><text:span text:style-name="T158">○ </text:span><text:span text:style-name="T181">Engineering</text:span><text:span text:style-name="T160"> </text:span><text:span text:style-name="T158">○ ○ ○ –</text:span><text:span text:style-name="T147"> </text:span><text:span text:style-name="T227">You apply knowledge and artifice to synthesize novel techniques </text:span><text:span text:style-name="T228">and</text:span><text:span text:style-name="T227"> artifacts.</text:span></text:p>
      <text:p text:style-name="P36"><text:span text:style-name="T202"/></text:p>
      <text:p text:style-name="P37"><text:span text:style-name="T231">○ </text:span><text:span text:style-name="T236">Mating</text:span><text:span text:style-name="T232"> </text:span><text:span text:style-name="T231">○ ○ ○ – </text:span><text:span text:style-name="T211">You entice and negotiate </text:span><text:span text:style-name="T206">romantic </text:span><text:span text:style-name="T210">and domestic </text:span><text:span text:style-name="T213">relationships </text:span><text:span text:style-name="T211">with apparent </text:span><text:span text:style-name="T218">joy </text:span><text:span text:style-name="T211">and aplomb</text:span><text:span text:style-name="T206">. </text:span><text:span text:style-name="T207">The physical act is only part of the equation.</text:span></text:p>
      <text:p text:style-name="P36"><text:span text:style-name="T202"/></text:p>
      <text:p text:style-name="P35"><text:span text:style-name="T231">○ </text:span><text:span text:style-name="T235">Shady Shit </text:span><text:span text:style-name="T231">○ ○ ○ – </text:span><text:span text:style-name="T204">You practice the</text:span><text:span text:style-name="T219"> </text:span><text:span text:style-name="T204">tricks of the trade for those who </text:span><text:span text:style-name="T205">lurk </text:span><text:span text:style-name="T216">out of sight,</text:span><text:span text:style-name="T205"> </text:span><text:span text:style-name="T212">beyond the edge of polite society</text:span><text:span text:style-name="T204">.</text:span></text:p>
      <text:p text:style-name="P35"><text:span text:style-name="T204"/></text:p>
      <text:p text:style-name="P38"><text:span text:style-name="T231">○ </text:span><text:span text:style-name="T237">Spooky </text:span><text:span text:style-name="T235">Shit </text:span><text:span text:style-name="T231">○ ○ ○ –</text:span><text:span text:style-name="T196"> </text:span><text:span text:style-name="T211">You </text:span><text:span text:style-name="T214">recognize</text:span><text:span text:style-name="T212"> how the </text:span><text:span text:style-name="T217">esoteric</text:span><text:span text:style-name="T212"> and uncanny presents itself, and perhaps </text:span><text:span text:style-name="T214">know </text:span><text:span text:style-name="T212">some of the secrets—</text:span><text:span text:style-name="T226">the nature of which </text:span><text:span text:style-name="T215">varies wildly depending on your world.</text:span></text:p>
      <text:h text:style-name="Heading_20_1" text:outline-level="1">Basic Moves</text:h>
      <text:p text:style-name="P43"><text:span text:style-name="T157">These are things most folks </text:span><text:span text:style-name="T185">could potentially</text:span><text:span text:style-name="T175"> </text:span><text:span text:style-name="T174">do </text:span><text:span text:style-name="T185">to solve an </text:span><text:span text:style-name="T173">exciting</text:span><text:span text:style-name="T157"> problem. </text:span><text:span text:style-name="T186">People do </text:span><text:span text:style-name="T190">these kinds of things</text:span><text:span text:style-name="T186"> all over the planet without needing any </text:span><text:span text:style-name="T191">s</text:span><text:span text:style-name="T186">pecial powers, </text:span><text:span text:style-name="T187">but </text:span><text:span text:style-name="T188">PCs often </text:span><text:span text:style-name="T187">use </text:span><text:span text:style-name="T193">superhuman abilities to do them.</text:span></text:p>
      <text:p text:style-name="P11"/>
      <text:p text:style-name="P44"><text:span text:style-name="T196">● </text:span><text:span text:style-name="T248">Fuck ‘em up –</text:span><text:span text:style-name="T249"> </text:span><text:span text:style-name="T148">You </text:span><text:span text:style-name="T156">inflict </text:span><text:span text:style-name="T148">violence on someone </text:span><text:span text:style-name="T149">or something animat</text:span><text:span text:style-name="T155">e so that they’ll </text:span><text:span text:style-name="T253">take harm</text:span><text:span text:style-name="T220">.</text:span></text:p>
      <text:p text:style-name="P44"><text:span text:style-name="T220"/></text:p>
      <text:p text:style-name="P67"><text:span text:style-name="T196">● </text:span><text:span text:style-name="T242">Compel compliance – </text:span><text:span text:style-name="T220">You </text:span><text:span text:style-name="T224">force or coerce</text:span><text:span text:style-name="T221"> someone </text:span><text:span text:style-name="T222">or something</text:span><text:span text:style-name="T220"> to do what you want, </text:span><text:span text:style-name="T223">but </text:span><text:span text:style-name="T225">they shouldn’t</text:span><text:span text:style-name="T223"> </text:span><text:span text:style-name="T254">take harm</text:span><text:span text:style-name="T223">.</text:span></text:p>
      <text:p text:style-name="P21"/>
      <text:p text:style-name="P27"><text:span text:style-name="T70">● </text:span>Go apeshit –<text:span text:style-name="T4"> </text:span><text:span text:style-name="T43">You </text:span><text:span text:style-name="T56">disrupt, </text:span><text:span text:style-name="T43">break, trash, or ruin</text:span><text:span text:style-name="T42"> </text:span><text:span text:style-name="T14">something inanimate.</text:span></text:p>
      <text:p text:style-name="P22"/>
      <text:p text:style-name="P66"><text:span text:style-name="T66">● Make it chooch –</text:span><text:span text:style-name="T70"> You make a </text:span><text:span text:style-name="T84">broken, </text:span><text:span text:style-name="T86">unreliable,</text:span><text:span text:style-name="T84"> </text:span><text:span text:style-name="T83">complicated, or unfamiliar </text:span><text:span text:style-name="T70">artifact do something useful—</text:span><text:span text:style-name="T82">potentially</text:span><text:span text:style-name="T70"> even what it was meant to do.</text:span></text:p>
      <text:p text:style-name="P24"><text:span text:style-name="T70"/></text:p>
      <text:p text:style-name="P24"><text:span text:style-name="T70">● </text:span><text:span text:style-name="T259">Get out the way</text:span> –<text:span text:style-name="T4"> </text:span><text:span text:style-name="T9">You </text:span><text:span text:style-name="T44">dodge, evade, </text:span><text:span text:style-name="T59">or flee</text:span><text:span text:style-name="T44"> </text:span><text:span text:style-name="T45">an </text:span><text:span text:style-name="T9">attack </text:span><text:span text:style-name="T39">or </text:span><text:span text:style-name="T45">mishap</text:span><text:span text:style-name="T9">.</text:span></text:p>
      <text:p text:style-name="P12"/>
      <text:p text:style-name="P30"><text:span text:style-name="T70">● </text:span><text:span text:style-name="T258">Parkour!</text:span><text:span text:style-name="T7"> – </text:span><text:span text:style-name="T8">You </text:span><text:span text:style-name="T46">overcome terrain </text:span><text:span text:style-name="T48">that is challenging and dangerous in its own right</text:span><text:span text:style-name="T46">—</text:span><text:span text:style-name="T47">the “terrain” need not be concrete.</text:span></text:p>
      <text:p text:style-name="P12"/>
      <text:p text:style-name="P25"><text:span text:style-name="T70">● </text:span>Medic! –<text:span text:style-name="T4"> </text:span><text:span text:style-name="T52">You </text:span><text:span text:style-name="T58">attend</text:span><text:span text:style-name="T52"> </text:span><text:span text:style-name="T4">someone’s injuries or illness.</text:span></text:p>
      <text:p text:style-name="P24"><text:span text:style-name="T70"/></text:p>
      <text:p text:style-name="P24"><text:span text:style-name="T70">● </text:span>Scope the scene – <text:span text:style-name="T52">You survey, observe, </text:span><text:span text:style-name="T60">and intuit</text:span><text:span text:style-name="T4"> to </text:span><text:span text:style-name="T49">see </text:span><text:span text:style-name="T4">what’s </text:span><text:span text:style-name="T10">up.</text:span></text:p>
      <text:p text:style-name="P24"><text:span text:style-name="T10"/></text:p>
      <text:p text:style-name="P28"><text:span text:style-name="T70">● </text:span>Connect the dots –<text:span text:style-name="T4"> </text:span><text:span text:style-name="T53">You put</text:span><text:span text:style-name="T5"> </text:span><text:span text:style-name="T4">together </text:span><text:span text:style-name="T61">the big picture</text:span><text:span text:style-name="T4"> based on clues </text:span><text:span text:style-name="T6">or incomplete details.</text:span></text:p>
      <text:p text:style-name="P20"/>
      <text:p text:style-name="P29"><text:span text:style-name="T70">● </text:span><text:span text:style-name="T257">Schmooze ‘em –</text:span><text:span text:style-name="T7"> </text:span><text:span text:style-name="T54">You build</text:span><text:span text:style-name="T7"> rapport or trust with someone.</text:span></text:p>
      <text:p text:style-name="P64"/>
      <text:p text:style-name="P65"><text:span text:style-name="T70">● </text:span>Fool ‘em –<text:span text:style-name="T4"> </text:span><text:span text:style-name="T55">You deceive or misdirect</text:span><text:span text:style-name="T4"> someone.</text:span></text:p>
      <text:p text:style-name="P19"/>
      <text:p text:style-name="P68"><text:span text:style-name="T108">● </text:span><text:span text:style-name="T127">Go dark –</text:span><text:span text:style-name="T128"> </text:span><text:span text:style-name="T138">You take action where the biggest risk is</text:span><text:span text:style-name="T137"> </text:span><text:span text:style-name="T139">the consequence of</text:span><text:span text:style-name="T133"> </text:span><text:span text:style-name="T134">discovery, </text:span><text:span text:style-name="T128">detection, or suspicion.</text:span></text:p>
      <text:h text:style-name="P73" text:outline-level="1">Special Moves</text:h>
      <text:p text:style-name="P49"><text:span text:style-name="T118">● </text:span>Resist consequences –<text:span text:style-name="T4"> </text:span><text:span text:style-name="T11">Y</text:span><text:span text:style-name="T95">ou don’t like the consequences or complications the GM decide</text:span><text:span text:style-name="T102">d</text:span><text:span text:style-name="T95"> </text:span><text:span text:style-name="T101">when you roll</text:span><text:span text:style-name="T103">ed</text:span><text:span text:style-name="T95"> a </text:span><text:span text:style-name="T96">⚂⚃ </text:span><text:span text:style-name="T95">or </text:span><text:span text:style-name="T96">⚀⚀: </text:span><text:span text:style-name="T97">speak up and </text:span><text:span text:style-name="T116">s</text:span><text:span text:style-name="T115">pend 1 Resist</text:span><text:span text:style-name="T112"> to </text:span><text:span text:style-name="T98">insist they invent something less drastic </text:span><text:span text:style-name="T99">instead. </text:span><text:span text:style-name="T100">This isn’t the same as </text:span><text:span text:style-name="T92">dispute fiction</text:span><text:span text:style-name="T100">; resist consequences whenever you think it’s </text:span><text:span text:style-name="T105">advantageous</text:span><text:span text:style-name="T100"> </text:span><text:span text:style-name="T104">in-game.</text:span></text:p>
      <text:p text:style-name="P3"/>
      <text:p text:style-name="P60"><text:span text:style-name="T282">Earn </text:span>Resist –<text:span text:style-name="T4"> </text:span><text:span text:style-name="T57">G</text:span><text:span text:style-name="T107">ain 1 Resist </text:span><text:span text:style-name="T109">w</text:span><text:span text:style-name="T4">hen you creatively </text:span><text:span text:style-name="T62">invent fiction</text:span><text:span text:style-name="T69"> to set up a move where you roll a </text:span><text:span text:style-name="T96">⚅⚅ </text:span><text:span text:style-name="T94">or </text:span><text:span text:style-name="T96">⚃⚅</text:span><text:span text:style-name="T107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79">you die</text:span><text:span text:style-name="T4">. </text:span><text:span text:style-name="T15">You can go sweetly into the night and build a new character </text:span><text:span text:style-name="T16">to </text:span><text:span text:style-name="T30">love</text:span><text:span text:style-name="T17">. </text:span><text:span text:style-name="T18">Or…</text:span></text:p>
      <text:p text:style-name="P18"/>
      <text:p text:style-name="P50"><text:span text:style-name="T4">You’re out of the scene </text:span><text:span text:style-name="T22">for now,</text:span><text:span text:style-name="T20"> but you somehow survived</text:span><text:span text:style-name="T4">. You come back later with </text:span><text:span text:style-name="T24">1 </text:span><text:span text:style-name="T25">health</text:span><text:span text:style-name="T24"> and </text:span><text:span text:style-name="T4">a permanent, </text:span><text:span text:style-name="T19">severe</text:span><text:span text:style-name="T4"> status of the GM’s choice. </text:span><text:span text:style-name="T21">Explain what happened </text:span><text:span text:style-name="T23">to the group.</text:span></text:p>
      <text:p text:style-name="P50"><text:span text:style-name="T23"/></text:p>
      <text:p text:style-name="P52"><text:span text:style-name="T281">Level up –</text:span><text:span text:style-name="T50"> Spend 6 XP. </text:span><text:span text:style-name="T51">F</text:span><text:span text:style-name="T129">ill </text:span><text:span text:style-name="T130">1</text:span><text:span text:style-name="T129"> </text:span><text:span text:style-name="T131">○ </text:span><text:span text:style-name="T130">to buy a resource, ability, or move </text:span><text:span text:style-name="T135">in your playbook</text:span><text:span text:style-name="T132">. </text:span><text:span text:style-name="T136">You must fulfill all other criteria to buy the item.</text:span></text:p>
      <text:p text:style-name="P50"><text:span text:style-name="T23"/></text:p>
      <text:p text:style-name="P52"><text:span text:style-name="T281">Earn </text:span>XP –<text:span text:style-name="T4"> </text:span><text:span text:style-name="T31">When you finish a play session</text:span><text:span text:style-name="T262">, </text:span><text:span text:style-name="T263">it’s time to </text:span><text:span text:style-name="T272">decide</text:span><text:span text:style-name="T263"> what XP you’ve earned</text:span><text:span text:style-name="T270">. </text:span><text:span text:style-name="T263">Talk as a group about this: maybe they remember something you forgot. </text:span><text:span text:style-name="T264">Ultimately, though, it’s up to you.</text:span></text:p>
      <text:p text:style-name="P51"><text:span text:style-name="T264"/></text:p>
      <text:p text:style-name="P55"><text:span text:style-name="T264">Y</text:span><text:span text:style-name="T261">ou get 1 XP for each item </text:span><text:span text:style-name="T275">below that</text:span><text:span text:style-name="T261"> you </text:span><text:span text:style-name="T271">(not the GM) </text:span><text:span text:style-name="T261">think is true for this play session. </text:span><text:span text:style-name="T276">Y</text:span><text:span text:style-name="T275">ou can only take </text:span><text:span text:style-name="T276">each item </text:span><text:span text:style-name="T275">once, even if you did the thing multiple times in the session.</text:span></text:p>
      <text:p text:style-name="P55"><text:span text:style-name="T261"/></text:p>
      <text:list xml:id="list4208139873" text:style-name="L3">
        <text:list-item>
          <text:p text:style-name="P59"><text:span text:style-name="T261">at no point did </text:span><text:span text:style-name="T63">you die</text:span><text:span text:style-name="T87">.</text:span></text:p>
        </text:list-item>
        <text:list-item>
          <text:p text:style-name="P53"><text:span text:style-name="T267">y</text:span><text:span text:style-name="T261">ou made a particularly badass move that </text:span><text:span text:style-name="T269">reinforced your</text:span><text:span text:style-name="T265"> Concept.</text:span></text:p>
        </text:list-item>
        <text:list-item>
          <text:p text:style-name="P54"><text:span text:style-name="T267">y</text:span><text:span text:style-name="T261">ou </text:span><text:span text:style-name="T268">suffered</text:span><text:span text:style-name="T261"> a particularly painful (or hilarious) blunder </text:span><text:span text:style-name="T273">as a result of</text:span><text:span text:style-name="T261"> </text:span><text:span text:style-name="T266">playing to your Concept.</text:span></text:p>
        </text:list-item>
        <text:list-item>
          <text:p text:style-name="P57"><text:span text:style-name="T266">y</text:span><text:span text:style-name="T261">ou </text:span><text:span text:style-name="T274">made moves to pursue</text:span><text:span text:style-name="T261"> </text:span><text:span text:style-name="T277">a </text:span><text:span text:style-name="T261">Drive.</text:span></text:p>
        </text:list-item>
      </text:list>
      <text:p text:style-name="P58"/>
      <text:p text:style-name="P62"><text:span text:style-name="T118">● </text:span><text:span text:style-name="T126">Lead the group</text:span><text:span text:style-name="T261"> – </text:span><text:span text:style-name="T88">Spend 1 Resist. </text:span><text:span text:style-name="T279">Y</text:span><text:span text:style-name="T278">ou lead </text:span><text:span text:style-name="T280">others </text:span><text:span text:style-name="T278">in a </text:span><text:span text:style-name="T64">basic move</text:span><text:span text:style-name="T88"> </text:span><text:span text:style-name="T90">where you’ll succeed or fail as a group</text:span><text:span text:style-name="T88">. </text:span><text:span text:style-name="T89">You r</text:span><text:span text:style-name="T88">oll the </text:span><text:span text:style-name="T91">move as normal </text:span><text:span text:style-name="T89">and everyone canonically shares your result</text:span><text:span text:style-name="T88">. </text:span></text:p>
      <text:p text:style-name="P61"><text:span text:style-name="T119"/></text:p>
      <text:p text:style-name="P69"><text:span text:style-name="T125">If you succeed, b</text:span><text:span text:style-name="T120">efore you proceed with the story, everyone else rolls the same </text:span><text:span text:style-name="T93">basic move</text:span><text:span text:style-name="T120">. </text:span><text:span text:style-name="T121">T</text:span><text:span text:style-name="T120">hey are free to describe </text:span><text:span text:style-name="T121">their actions </text:span><text:span text:style-name="T120">individually, </text:span><text:span text:style-name="T122">along with </text:span><text:span text:style-name="T120">what abilities they’re using. </text:span><text:span text:style-name="T124">Their results don’t change the narrative, but i</text:span><text:span text:style-name="T120">f everyone rolls at least a </text:span><text:span text:style-name="T117">⚂⚃, </text:span><text:span text:style-name="T120">you </text:span><text:span text:style-name="T123">restore</text:span><text:span text:style-name="T120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20:23:55.293993302</dc:date>
    <meta:editing-duration>P6DT13H26M30S</meta:editing-duration>
    <meta:editing-cycles>280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5" meta:word-count="1062" meta:character-count="5850" meta:non-whitespace-character-count="4811"/>
  </office:meta>
</office:document-meta>
</file>